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881" officeooo:paragraph-rsid="00077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Iris Flower Classification</text:p>
      <text:p text:style-name="P1"/>
      <text:p text:style-name="P1">Problem Statement</text:p>
      <text:p text:style-name="P1"/>
      <text:p text:style-name="P1">Classifying flowers can be challenging, especially with similarities in their morphological</text:p>
      <text:p text:style-name="P1">features. In botanical studies and horticulture, accurately identifying the species of a</text:p>
      <text:p text:style-name="P1">flower is crucial for various purposes, such as species conservation, breeding programs,</text:p>
      <text:p text:style-name="P1">and understanding ecological dynamics. However, manual classification based on</text:p>
      <text:p text:style-name="P1">morphological features can be time-consuming and subjective, leading to</text:p>
      <text:p text:style-name="P1">inconsistencies in identification.</text:p>
      <text:p text:style-name="P1"/>
      <text:p text:style-name="P1">To address this challenge, the project aims to develop a machine learning model that</text:p>
      <text:p text:style-name="P1">can accurately classify flowers based on their morphological characteristics. By</text:p>
      <text:p text:style-name="P1">leveraging a dataset containing measurements of several features of different flower</text:p>
      <text:p text:style-name="P1">species, such as sepal length, sepal width, petal length, and petal width, the project</text:p>
      <text:p text:style-name="P1">seeks to train a model capable of distinguishing between species with a high degree of</text:p>
      <text:p text:style-name="P1">accurac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3:28:57.946549939</meta:creation-date>
    <dc:date>2024-12-10T13:32:33.487470377</dc:date>
    <meta:editing-duration>PT3M39S</meta:editing-duration>
    <meta:editing-cycles>1</meta:editing-cycles>
    <meta:document-statistic meta:table-count="0" meta:image-count="0" meta:object-count="0" meta:page-count="1" meta:paragraph-count="14" meta:word-count="126" meta:character-count="927" meta:non-whitespace-character-count="810"/>
    <meta:generator>LibreOffice/24.2.6.2$Linux_X86_64 LibreOffice_project/420$Build-2</meta:generator>
  </office:meta>
</office:document-meta>
</file>